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Card: CoStasis</text:p>
      <text:p text:style-name="Standard"/>
      <text:p text:style-name="P1">We may need a regular, perhaps monthly repo initiated all-smokes test routine, to test all functionalities we make available to Contributors and other users, including repo Stewards, whereby all potential workflows can be checked to see that they still work as expected, and mitigation can thus become more automated, especially should something appear to have broken, perhaps due to a third party tool upgrade or a broken linkage due to a source URL being changed by a third party, etc. <text:s/>The impact of these all-smokes may produce dummy/test content in the repo, which should be removed once the all-smoke tests are completed. <text:s/>This, in evolutionary terms, is like the immune system, and/or homeostatis and/or the body's own health monitoring system, so this all-smokes routine or whatever you call it (CoStatis or CoAntiStasis?) is a proactive health check suite, and a self-evolution driver triggered by identification of operational threats, functionality gaps, and misalignment of functionality with CoCivium's vision, etc. <text:s/>This CoStasis bootstrap repo evolver, or whatever you decide to call it, should likely not be built or start functioning until after we have the repos much better organiz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8T01:17:27.38</meta:creation-date>
    <meta:document-statistic meta:table-count="0" meta:image-count="0" meta:object-count="0" meta:page-count="1" meta:paragraph-count="2" meta:word-count="189" meta:character-count="1223"/>
    <dc:date>2025-09-08T01:19:43.99</dc:date>
    <dc:creator>Rick Ballard</dc:creator>
    <meta:editing-duration>PT2M17S</meta:editing-duration>
    <meta:editing-cycles>1</meta:editing-cycles>
    <meta:generator>OpenOffice/4.1.15$Win32 OpenOffice.org_project/4115m2$Build-9813</meta:generator>
  </office:meta>
</office:document-meta>
</file>